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24pt" officeooo:rsid="0018034c" officeooo:paragraph-rsid="0018034c" style:font-size-asian="21pt" style:font-size-complex="24pt"/>
    </style:style>
    <style:style style:name="P2" style:family="paragraph" style:parent-style-name="Standard">
      <style:text-properties fo:color="#000000" fo:font-size="24pt" officeooo:rsid="0018034c" officeooo:paragraph-rsid="001a5844" style:font-size-asian="21pt" style:font-size-complex="24pt"/>
    </style:style>
    <style:style style:name="P3" style:family="paragraph" style:parent-style-name="Standard">
      <style:text-properties fo:color="#000000" fo:font-size="24pt" officeooo:rsid="0018b04a" officeooo:paragraph-rsid="0018b04a" style:font-size-asian="21pt" style:font-size-complex="24pt"/>
    </style:style>
    <style:style style:name="P4" style:family="paragraph" style:parent-style-name="Standard">
      <style:text-properties fo:color="#000000" fo:font-size="24pt" officeooo:rsid="001a5844" officeooo:paragraph-rsid="001a5844" style:font-size-asian="21pt" style:font-size-complex="24pt"/>
    </style:style>
    <style:style style:name="P5" style:family="paragraph" style:parent-style-name="Standard">
      <style:text-properties fo:color="#000000" fo:font-size="24pt" officeooo:rsid="001b0b23" officeooo:paragraph-rsid="001b0b23" style:font-size-asian="21pt" style:font-size-complex="24pt"/>
    </style:style>
    <style:style style:name="P6" style:family="paragraph" style:parent-style-name="Standard">
      <style:text-properties fo:color="#000000" fo:font-size="24pt" officeooo:rsid="001c25dc" officeooo:paragraph-rsid="001c25dc" style:font-size-asian="21pt" style:font-size-complex="24pt"/>
    </style:style>
    <style:style style:name="P7" style:family="paragraph" style:parent-style-name="Standard">
      <style:text-properties fo:color="#000000" fo:font-size="24pt" officeooo:rsid="001da5cd" officeooo:paragraph-rsid="001da5cd" style:font-size-asian="21pt" style:font-size-complex="24pt"/>
    </style:style>
    <style:style style:name="P8" style:family="paragraph" style:parent-style-name="Standard">
      <style:text-properties fo:color="#000000" fo:font-size="24pt" officeooo:rsid="001da5cd" officeooo:paragraph-rsid="001dfb27" style:font-size-asian="21pt" style:font-size-complex="24pt"/>
    </style:style>
    <style:style style:name="P9" style:family="paragraph" style:parent-style-name="Standard">
      <style:text-properties fo:color="#000000" fo:font-size="24pt" officeooo:rsid="001dfb27" officeooo:paragraph-rsid="001dfb27" style:font-size-asian="21pt" style:font-size-complex="24pt"/>
    </style:style>
    <style:style style:name="P10" style:family="paragraph" style:parent-style-name="Standard">
      <style:text-properties fo:color="#000000" fo:font-size="24pt" fo:font-weight="normal" officeooo:rsid="0018034c" officeooo:paragraph-rsid="0018034c" style:font-size-asian="21pt" style:font-weight-asian="normal" style:font-size-complex="24pt" style:font-weight-complex="normal"/>
    </style:style>
    <style:style style:name="P11" style:family="paragraph" style:parent-style-name="Standard">
      <style:text-properties fo:color="#000000" fo:font-size="24pt" fo:font-weight="normal" officeooo:rsid="0018034c" officeooo:paragraph-rsid="001a5844" style:font-size-asian="21pt" style:font-weight-asian="normal" style:font-size-complex="24pt" style:font-weight-complex="normal"/>
    </style:style>
    <style:style style:name="P12" style:family="paragraph" style:parent-style-name="Standard">
      <style:text-properties fo:color="#000000" fo:font-size="24pt" fo:font-weight="bold" officeooo:rsid="001b0b23" officeooo:paragraph-rsid="001b0b23" style:font-size-asian="21pt" style:font-weight-asian="bold" style:font-size-complex="24pt" style:font-weight-complex="bold"/>
    </style:style>
    <style:style style:name="P13" style:family="paragraph" style:parent-style-name="Standard">
      <style:text-properties officeooo:paragraph-rsid="001803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fb27" style:font-weight-asian="bold" style:font-weight-complex="bold"/>
    </style:style>
    <style:style style:name="T3" style:family="text">
      <style:text-properties fo:color="#000000" fo:font-size="24pt" fo:font-weight="bold" officeooo:rsid="0018034c" style:font-size-asian="21pt" style:font-weight-asian="bold" style:font-size-complex="24pt" style:font-weight-complex="bold"/>
    </style:style>
    <style:style style:name="T4" style:family="text">
      <style:text-properties fo:color="#000000" fo:font-size="24pt" fo:font-weight="bold" officeooo:rsid="001dfb27" style:font-size-asian="21pt" style:font-weight-asian="bold" style:font-size-complex="24pt" style:font-weight-complex="bold"/>
    </style:style>
    <style:style style:name="T5" style:family="text">
      <style:text-properties fo:color="#000000" fo:font-size="24pt" officeooo:rsid="0018034c" style:font-size-asian="21pt" style:font-size-complex="24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b04a" style:font-weight-asian="normal" style:font-weight-complex="normal"/>
    </style:style>
    <style:style style:name="T8" style:family="text">
      <style:text-properties officeooo:rsid="0018b04a"/>
    </style:style>
    <style:style style:name="T9" style:family="text">
      <style:text-properties officeooo:rsid="001da5cd"/>
    </style:style>
    <style:style style:name="T10" style:family="text">
      <style:text-properties officeooo:rsid="001dfb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2">1. </text:span><text:span text:style-name="T1">Reverse</text:span> cid so I can begin with highest denomination{</text:p>
      <text:p text:style-name="P2"><text:s text:c="2"/>cid.reverse();</text:p>
      <text:p text:style-name="P11">}</text:p>
      <text:p text:style-name="P1"><text:span text:style-name="T1"/></text:p>
      <text:p text:style-name="P1"><text:span text:style-name="T2">2. </text:span><text:span text:style-name="T1">Assign</text:span> changeDue by subtracting price from cash {</text:p>
      <text:p text:style-name="P1"><text:s text:c="2"/>let changeDue = cash - price;</text:p>
      <text:p text:style-name="P1">}</text:p>
      <text:p text:style-name="P1"/>
      <text:p text:style-name="P12"><text:span text:style-name="T10">3. </text:span>Assign<text:span text:style-name="T6"> empty array to collect changeToReturn {</text:span></text:p>
      <text:p text:style-name="P12"><text:span text:style-name="T6"><text:s text:c="2"/>let changeToReturn = [];</text:span></text:p>
      <text:p text:style-name="P12"><text:span text:style-name="T6">}</text:span></text:p>
      <text:p text:style-name="P1"/>
      <text:p text:style-name="P13"><text:span text:style-name="T4">4. </text:span><text:span text:style-name="T3">Assign</text:span><text:span text:style-name="T5"> a denominationValue array with all the denominations values, highest to lowest {</text:span></text:p>
      <text:p text:style-name="P1"><text:s text:c="2"/>let denominationValues = [<text:span text:style-name="T8">100, 20, 10, etc.</text:span>];</text:p>
      <text:p text:style-name="P10">}</text:p>
      <text:p text:style-name="P10"/>
      <text:p text:style-name="P1"><text:span text:style-name="T2">5. </text:span><text:span text:style-name="T1">Assign </text:span><text:span text:style-name="T6">an array to collect how many of each bill and coin is in the cid, by </text:span><text:span text:style-name="T7">pushing the dividing of cid[i][1] by denominationValues[i]</text:span><text:span text:style-name="T6"> {</text:span></text:p>
      <text:p text:style-name="P1"><text:span text:style-name="T6"><text:s text:c="2"/>let billAndCoinAmounts = <text:s/></text:span><text:span text:style-name="T7">[];</text:span></text:p>
      <text:p text:style-name="P3"><text:soft-page-break/><text:span text:style-name="T6"><text:s text:c="2"/>for (let i = 0; i &lt; cid.length; i++) {</text:span></text:p>
      <text:p text:style-name="P3"><text:span text:style-name="T6"><text:s text:c="4"/>billAndCoinAmounts.push(cid[i][1] / denominationValues[i]; <text:s/></text:span></text:p>
      <text:p text:style-name="P3"><text:span text:style-name="T6"><text:s text:c="2"/>}</text:span></text:p>
      <text:p text:style-name="P1"><text:span text:style-name="T6">}</text:span></text:p>
      <text:p text:style-name="P1"><text:span text:style-name="T6"/></text:p>
      <text:p text:style-name="P4">I got cid, changeDue, denominationValues, billAndCoinAmounts</text:p>
      <text:p text:style-name="P2"/>
      <text:p text:style-name="P7"><text:span text:style-name="T10">6. </text:span>for loop...</text:p>
      <text:p text:style-name="P6"><text:span text:style-name="T9"><text:s text:c="2"/></text:span>while each denomination total (cid[i][1]) is greater than changeDue<text:span text:style-name="T9"> and coinAndBillAmounts is &gt; 0</text:span>:</text:p>
      <text:p text:style-name="P6"><text:s text:c="2"/>- subtract <text:span text:style-name="T9">changeDue by denominationValue</text:span></text:p>
      <text:p text:style-name="P7"><text:s text:c="4"/>-- changeDue -= denominationValues[i];</text:p>
      <text:p text:style-name="P7"><text:s text:c="4"/>-- coinAndBillAmounts --;</text:p>
      <text:p text:style-name="P4"/>
      <text:p text:style-name="P9">***working here***</text:p>
      <text:p text:style-name="P8"><text:span text:style-name="T10">7. </text:span>So now I have changeToReturn array, but I have repeating denominations and values. <text:span text:style-name="T10">The values need to be added up for each denomination</text:span></text:p>
      <text:p text:style-name="P9"><text:s text:c="2"/>(I have to make sure it doesn't check same value twice...)</text:p>
      <text:p text:style-name="P9"><text:s text:c="2"/>-- update a variable for denominationValue;</text:p>
      <text:p text:style-name="P9"><text:soft-page-break/><text:s text:c="2"/>-- for each denomination, each time it matches, update a variable amountOfCoinOrBill;</text:p>
      <text:p text:style-name="P9"><text:s text:c="2"/>-- multiply denomationvalue by amountOfCoinOrBill;</text:p>
      <text:p text:style-name="P7"/>
      <text:p text:style-name="P4"/>
      <text:p text:style-name="P5">return object with changeToReturn array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14:35:32.223432075</meta:creation-date>
    <dc:title>Darker</dc:title>
    <meta:editing-duration>PT9M50S</meta:editing-duration>
    <meta:editing-cycles>2</meta:editing-cycles>
    <meta:generator>LibreOffice/6.4.7.2$Linux_X86_64 LibreOffice_project/40$Build-2</meta:generator>
    <dc:date>2022-12-31T15:59:24.830065213</dc:date>
    <meta:document-statistic meta:table-count="0" meta:image-count="0" meta:object-count="0" meta:page-count="3" meta:paragraph-count="31" meta:word-count="209" meta:character-count="1379" meta:non-whitespace-character-count="1161"/>
    <meta:template xlink:type="simple" xlink:actuate="onRequest" xlink:title="Darker" xlink:href="../../Templates/Darker.ott" meta:date="2022-12-31T14:35:31.123113126"/>
  </office:meta>
</office:document-meta>
</file>